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x-openoffice-bitmap;windows_formatname=&quot;Bitmap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bitmap;windows_formatname=&quot;Bitmap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3cm" draw:marker-start-width="0.65cm" draw:marker-end="Arrow" draw:marker-end-width="0.75cm" draw:fill="solid" draw:fill-color="#ffff99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fill="solid" draw:fill-color="#e6ff00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visible-area-left="0cm" draw:visible-area-top="0cm" draw:visible-area-width="21.984cm" draw:visible-area-height="14.47cm"/>
    </style:style>
    <style:style style:name="gr8" style:family="graphic" style:parent-style-name="standard">
      <style:graphic-properties draw:visible-area-left="0cm" draw:visible-area-top="0cm" draw:visible-area-width="20.793cm" draw:visible-area-height="14.894cm"/>
    </style:style>
    <style:style style:name="gr9" style:family="graphic" style:parent-style-name="standard">
      <style:graphic-properties draw:visible-area-left="0cm" draw:visible-area-top="0cm" draw:visible-area-width="18.835cm" draw:visible-area-height="14.232cm"/>
    </style:style>
    <style:style style:name="pr1" style:family="presentation" style:parent-style-name="Standard-title">
      <style:graphic-properties draw:stroke="none" draw:fill="none" draw:fill-color="#cccc00" draw:textarea-horizontal-align="left" draw:textarea-vertical-align="bottom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subtitle">
      <style:graphic-properties draw:stroke="none" draw:fill="none" draw:fill-color="#cccc00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>
      <style:graphic-properties draw:fill-color="#ffffff" draw:auto-grow-height="true" fo:min-height="3.986cm"/>
    </style:style>
    <style:style style:name="pr5" style:family="presentation" style:parent-style-name="Standard-notes">
      <style:graphic-properties draw:fill-color="#ffffff" draw:auto-grow-height="true" fo:min-height="11.432cm"/>
    </style:style>
    <style:style style:name="P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line-height="9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44pt"/>
    </style:style>
    <style:style style:name="T1" style:family="text">
      <style:text-properties fo:color="#420000" fo:font-size="54pt" fo:language="en" fo:country="US" style:font-size-asian="54pt" style:font-size-complex="54pt"/>
    </style:style>
    <style:style style:name="T2" style:family="text">
      <style:text-properties fo:color="#420000" fo:font-size="16pt" fo:language="en" fo:country="US" style:font-size-asian="16pt" style:font-size-complex="16pt"/>
    </style:style>
    <style:style style:name="T3" style:family="text">
      <style:text-properties fo:font-size="18pt" fo:language="de" fo:country="DE" style:font-size-asian="18pt" style:font-size-complex="18pt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44pt"/>
    </style:style>
    <text:list-style style:name="L1">
      <text:list-level-style-bullet text:level="1" text:bullet-char="•"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6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7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8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9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iplomarbeiten   (Christopher Schmidt)" draw:style-name="dp1" draw:master-page-name="Standard" presentation:presentation-page-layout-name="AL1T0">
        <draw:frame presentation:style-name="pr1" draw:text-style-name="P2" draw:layer="layout" svg:width="21.378cm" svg:height="5.716cm" svg:x="2.117cm" svg:y="3.808cm" presentation:class="title" presentation:user-transformed="true">
          <draw:text-box>
            <text:p text:style-name="P1"><text:span text:style-name="T1"><text:s/></text:span><text:span text:style-name="T1">jCluster</text:span><text:span text:style-name="T1"><text:tab/></text:span><text:span text:style-name="T1"><text:tab/></text:span><text:span text:style-name="T2">(Christopher Schmidt)</text:span></text:p>
          </draw:text-box>
        </draw:frame>
        <draw:frame presentation:style-name="pr2" draw:text-style-name="P2" draw:layer="layout" svg:width="21.378cm" svg:height="5.716cm" svg:x="2.117cm" svg:y="10.459cm" presentation:class="subtitle" presentation:user-transformed="true">
          <draw:text-box>
            <text:p text:style-name="P3"><text:span text:style-name="T3"/></text:p>
            <text:p text:style-name="P3"><text:span text:style-name="T4">Meta-Persistence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4" draw:layer="layout" svg:width="22.86cm" svg:height="3.986cm" svg:x="1.27cm" svg:y="0.671cm" presentation:class="title" presentation:placeholder="true">
          <draw:text-box/>
        </draw:frame>
        <draw:custom-shape draw:style-name="gr1" draw:text-style-name="P6" draw:layer="layout" svg:width="2.5cm" svg:height="3.5cm" svg:x="2cm" svg:y="9cm">
          <text:p text:style-name="P5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6" draw:layer="layout" svg:width="7cm" svg:height="2cm" draw:transform="rotate (1.5707963267946) translate (5.5cm 14cm)">
          <text:p text:style-name="P4">HIBERNATE</text:p>
        </draw:rect>
        <draw:frame draw:style-name="gr3" draw:layer="layout" svg:width="5.362cm" svg:height="1.675cm" svg:x="1.5cm" svg:y="15.5cm">
          <draw:text-box>
            <text:p text:style-name="P4"><text:span text:style-name="T5">Existing model</text:span></text:p>
            <text:p text:style-name="P4"><text:span text:style-name="T5">optimized access</text:span></text:p>
          </draw:text-box>
        </draw:frame>
        <draw:rect draw:style-name="gr2" draw:text-style-name="P6" draw:layer="layout" svg:width="7cm" svg:height="2cm" draw:transform="rotate (1.5707963267946) translate (20cm 14cm)">
          <text:p text:style-name="P4">Anwendung</text:p>
        </draw:rect>
        <draw:line draw:style-name="gr4" draw:text-style-name="P6" draw:layer="layout" svg:x1="1.5cm" svg:y1="15cm" svg:x2="9cm" svg:y2="15cm">
          <text:p text:style-name="P4"/>
        </draw:line>
        <draw:frame draw:style-name="gr3" draw:layer="layout" svg:width="4.723cm" svg:height="1.675cm" svg:x="16.777cm" svg:y="15.325cm">
          <draw:text-box>
            <text:p text:style-name="P4">Business</text:p>
            <text:p text:style-name="P4">GUI Workflows</text:p>
          </draw:text-box>
        </draw:frame>
        <draw:line draw:style-name="gr4" draw:text-style-name="P6" draw:layer="layout" svg:x1="22.5cm" svg:y1="15cm" svg:x2="15.5cm" svg:y2="15cm">
          <text:p text:style-name="P4"/>
        </draw:line>
        <draw:frame draw:style-name="gr3" draw:text-style-name="P7" draw:layer="layout" svg:width="3.783cm" svg:height="1.987cm" draw:transform="rotate (1.5707963267946) translate (22.513cm 12.283cm)">
          <draw:text-box>
            <text:p text:style-name="P4"><text:span text:style-name="T6">User</text:span></text:p>
          </draw:text-box>
        </draw:frame>
        <draw:rect draw:style-name="gr2" draw:text-style-name="P6" draw:layer="layout" svg:width="7cm" svg:height="2cm" draw:transform="rotate (1.5707963267946) translate (17cm 14cm)">
          <text:p text:style-name="P4">Business Logic</text:p>
        </draw:rect>
        <draw:rect draw:style-name="gr5" draw:text-style-name="P5" draw:layer="layout" svg:width="6.5cm" svg:height="7cm" svg:x="9cm" svg:y="7cm">
          <text:p text:style-name="P5">Meta</text:p>
          <text:p text:style-name="P5">Persistence</text:p>
        </draw:rect>
        <presentation:notes draw:style-name="dp2">
          <draw:page-thumbnail draw:style-name="gr6" draw:layer="layout" svg:width="12.7cm" svg:height="9.526cm" svg:x="3.175cm" svg:y="1.904cm" draw:page-number="2" presentation:class="page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>
          <draw:text-box/>
        </draw:frame>
        <draw:frame draw:style-name="gr7" draw:layer="layout" svg:width="19.983cm" svg:height="13cm" svg:x="3cm" svg:y="5.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2.7cm" svg:height="9.526cm" svg:x="3.175cm" svg:y="1.904cm" draw:page-number="3" presentation:class="page"/>
          <draw:frame presentation:style-name="pr5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 presentation:user-transformed="true">
          <draw:text-box/>
        </draw:frame>
        <draw:frame draw:style-name="gr8" draw:layer="layout" svg:width="20cm" svg:height="12.563cm" svg:x="2.5cm" svg:y="5.437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2.7cm" svg:height="9.526cm" svg:x="3.175cm" svg:y="1.904cm" draw:page-number="4" presentation:class="page"/>
          <draw:frame presentation:style-name="pr5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placeholder="true" presentation:user-transformed="true">
          <draw:text-box/>
        </draw:frame>
        <draw:frame draw:style-name="gr9" draw:layer="layout" svg:width="18.834cm" svg:height="13cm" svg:x="3.5cm" svg:y="5.5cm">
          <draw:object-ole draw:class-id="D3E34B21-9D75-101A-8c3d-00aa001a165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2.7cm" svg:height="9.526cm" svg:x="3.175cm" svg:y="1.904cm" draw:page-number="5" presentation:class="page"/>
          <draw:frame presentation:style-name="pr5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000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660000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cc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1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1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1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0cm" svg:y="0cm">
          <text:p text:style-name="P1"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-0.001cm" svg:y="-0.001cm">
          <text:p text:style-name="P1"/>
        </draw:rect>
        <draw:frame presentation:style-name="pr4" draw:text-style-name="P5" draw:layer="backgroundobjects" svg:width="8.255cm" svg:height="1.271cm" svg:x="0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0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5-12-29T19:29:02</meta:creation-date>
    <dc:creator>Christopher Schmidt</dc:creator>
    <dc:date>2006-02-20T11:17:08</dc:date>
    <dc:language>de-DE</dc:language>
    <meta:editing-cycles>20</meta:editing-cycles>
    <meta:editing-duration>PT1H26M20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